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Verification Time (seconds)</text:p>
          </table:table-cell>
        </table:table-row>
        <table:table-row table:style-name="ro1">
          <table:table-cell office:value-type="string" calcext:value-type="string">
            <text:p>Model 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el 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odel 3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8:38:50.393588549</meta:creation-date>
    <dc:date>2019-09-17T08:40:44.622693281</dc:date>
    <meta:editing-duration>PT1M59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